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9c05" officeooo:paragraph-rsid="00039c05"/>
    </style:style>
    <style:style style:name="P2" style:family="paragraph" style:parent-style-name="Standard">
      <style:text-properties officeooo:rsid="00039c05" officeooo:paragraph-rsid="00039c05"/>
    </style:style>
    <style:style style:name="P3" style:family="paragraph" style:parent-style-name="Standard">
      <style:text-properties officeooo:rsid="000924f0" officeooo:paragraph-rsid="000924f0"/>
    </style:style>
    <style:style style:name="T1" style:family="text">
      <style:text-properties officeooo:rsid="0003e4af"/>
    </style:style>
    <style:style style:name="T2" style:family="text">
      <style:text-properties officeooo:rsid="0004906a"/>
    </style:style>
    <style:style style:name="T3" style:family="text">
      <style:text-properties officeooo:rsid="00051887"/>
    </style:style>
    <style:style style:name="T4" style:family="text">
      <style:text-properties style:text-position="super 58%"/>
    </style:style>
    <style:style style:name="T5" style:family="text">
      <style:text-properties style:text-position="0% 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terview Date: Jan12<text:span text:style-name="T4">th</text:span> 2018</text:p>
      <text:p text:style-name="P3">Duration: ~30 min</text:p>
      <text:p text:style-name="P3">Interviewer: Thomas Besenski</text:p>
      <text:p text:style-name="P3">Interviewee: Dr. Erdem Yazgonoglu, Royal Jubilee Hospital</text:p>
      <text:p text:style-name="P1"/>
      <text:p text:style-name="P1">-One advantage we could use within the system, is that every person in BC has <text:s/>PHN, so any correspondence in between services would include such a number (9 digits). Every person has their own PHN, but over time there ended up being multiple people attached to each PHN so now we need to match PHN and something else, like last name, or DOB. </text:p>
      <text:p text:style-name="P1"/>
      <text:p text:style-name="P1">-Depending on the format of the clinic, a patient name can exist in the first sentence, the header, etc. depending on the format specified by the individual or the clinic. There is no general standards set asides from the following medical thought process:</text:p>
      <text:p text:style-name="P1"><text:tab/><text:tab/> Situation – Background – Analysis – Recommendation</text:p>
      <text:p text:style-name="P1">Generally, most medical letters follow this map.</text:p>
      <text:p text:style-name="P1"/>
      <text:p text:style-name="P1">-The majority of writing that happens between medical professionals is referrals, then the status update<text:span text:style-name="T1">s</text:span>, and then discharge <text:span text:style-name="T2">summary</text:span>.</text:p>
      <text:p text:style-name="P1"/>
      <text:p text:style-name="P1"><text:s/>-<text:span text:style-name="T2">There are efforts to standardize the communication between doctors and families, and between medical professionals and their peers discussing the patients.</text:span></text:p>
      <text:p text:style-name="P1"/>
      <text:p text:style-name="P1">-<text:span text:style-name="T3">Given that the request is made for a research project, there is a chance that some clinics would allow us to use their samples/notes/etc.. There are reports which go between various clinics, ie: radiology, echocardiographic, etc. on a daily basis, so there is a HUGE number of samples which could be gained from asking the clinics for access to some of their data.</text:spa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5T12:57:23.782447605</meta:creation-date>
    <dc:date>2018-01-16T15:48:14.493298414</dc:date>
    <meta:editing-duration>PT12M20S</meta:editing-duration>
    <meta:editing-cycles>7</meta:editing-cycles>
    <meta:generator>LibreOffice/5.1.6.2$Linux_X86_64 LibreOffice_project/10m0$Build-2</meta:generator>
    <meta:document-statistic meta:table-count="0" meta:image-count="0" meta:object-count="0" meta:page-count="1" meta:paragraph-count="11" meta:word-count="237" meta:character-count="1485" meta:non-whitespace-character-count="1250"/>
  </office:meta>
</office:document-meta>
</file>